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301c" officeooo:paragraph-rsid="0015301c"/>
    </style:style>
    <style:style style:name="P2" style:family="paragraph" style:parent-style-name="Standard">
      <style:paragraph-properties fo:text-align="start" style:justify-single-word="false"/>
      <style:text-properties officeooo:rsid="0015301c" officeooo:paragraph-rsid="0015301c"/>
    </style:style>
    <style:style style:name="T1" style:family="text">
      <style:text-properties officeooo:rsid="00166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tter Global summit 2021</text:p>
      <text:p text:style-name="P1"/>
      <text:p text:style-name="P2">Tamon → Isolates x compute (<text:a xlink:type="simple" xlink:href="https://github.com/tamonmon0417/flutter-global-summit-demo" text:style-name="Internet_20_link" text:visited-style-name="Visited_20_Internet_20_Link">https://github.com/tamonmon0417/flutter-global-summit-demo</text:a>)</text:p>
      <text:p text:style-name="P2"/>
      <text:p text:style-name="P2">Viktor Lidholt → backend in dart with minimal effort <text:span text:style-name="T1">(https://github.com/serverpod/serverpod)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11:14:42.134404718</meta:creation-date>
    <dc:date>2021-07-25T14:59:29.129404268</dc:date>
    <meta:editing-duration>PT3H14M26S</meta:editing-duration>
    <meta:editing-cycles>1</meta:editing-cycles>
    <meta:document-statistic meta:table-count="0" meta:image-count="0" meta:object-count="0" meta:page-count="1" meta:paragraph-count="3" meta:word-count="20" meta:character-count="206" meta:non-whitespace-character-count="189"/>
    <meta:generator>LibreOffice/7.1.4.2$Linux_X86_64 LibreOffice_project/10$Build-2</meta:generator>
  </office:meta>
</office:document-meta>
</file>